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keep-together="auto" fo:orphans="0" fo:widows="0" fo:padding="0in" fo:border="none" fo:keep-with-next="auto"/>
    </style:style>
    <style:style style:name="P2" style:family="paragraph" style:parent-style-name="Standard">
      <style:paragraph-properties fo:text-align="justify" style:justify-single-word="false" fo:keep-together="auto" fo:orphans="0" fo:widows="0" fo:padding="0in" fo:border="none" fo:keep-with-next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keep-together="auto" fo:orphans="0" fo:widows="0" fo:padding="0in" fo:border="none" fo:keep-with-next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text-align="justify" style:justify-single-word="false" fo:keep-together="auto" fo:orphans="0" fo:widows="0" fo:padding="0in" fo:border="none" fo:keep-with-next="auto"/>
    </style:style>
    <style:style style:name="P5" style:family="paragraph" style:parent-style-name="Standard">
      <style:paragraph-properties fo:margin-left="0.25in" fo:margin-right="0in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.25in" fo:margin-right="0in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left="0.5in" fo:margin-right="0in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line-height="150%" fo:keep-together="auto" fo:orphans="0" fo:widows="0" fo:text-indent="0.5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line-height="150%" fo:keep-together="auto" fo:orphans="0" fo:widows="0" fo:text-indent="0.5in" style:auto-text-indent="false" fo:padding="0in" fo:border="none" fo:keep-with-next="auto"/>
      <style:text-properties style:font-name="Times New Roman" style:font-name-asian="Times New Roman1" style:font-name-complex="Times New Roman1"/>
    </style:style>
    <style:style style:name="P10" style:family="paragraph" style:parent-style-name="Standard">
      <style:paragraph-properties fo:margin-left="0in" fo:margin-right="0in" fo:line-height="115%" fo:text-align="justify" style:justify-single-word="false" fo:keep-together="auto" fo:orphans="0" fo:widows="0" fo:text-indent="0.5in" style:auto-text-indent="false" fo:padding="0in" fo:border="none" fo:keep-with-next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1" style:family="paragraph" style:parent-style-name="Standard">
      <style:paragraph-properties fo:margin-left="0in" fo:margin-right="0in" fo:line-height="150%" fo:text-align="justify" style:justify-single-word="false" fo:keep-together="auto" fo:orphans="0" fo:widows="0" fo:text-indent="0.5in" style:auto-text-indent="false" fo:padding="0in" fo:border="none" fo:keep-with-next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2" style:family="paragraph" style:parent-style-name="Standard">
      <style:paragraph-properties fo:margin-left="0in" fo:margin-right="0in" fo:line-height="115%" fo:text-align="justify" style:justify-single-word="false" fo:keep-together="auto" fo:orphans="0" fo:widows="0" fo:text-indent="0.5in" style:auto-text-indent="false" fo:padding="0in" fo:border="none" fo:keep-with-next="auto"/>
    </style:style>
    <style:style style:name="P13" style:family="paragraph" style:parent-style-name="Standard">
      <style:paragraph-properties fo:margin-left="0in" fo:margin-right="0in" fo:line-height="115%" fo:text-align="justify" style:justify-single-word="false" fo:keep-together="auto" fo:orphans="0" fo:widows="0" fo:text-indent="0.5in" style:auto-text-indent="false" fo:padding="0in" fo:border="none" fo:keep-with-next="auto"/>
      <style:text-properties fo:color="#000001" style:font-name="Times New Roman" fo:font-size="12pt" style:font-name-asian="Times New Roman1" style:font-size-asian="12pt" style:font-name-complex="Times New Roman1" style:font-size-complex="12pt"/>
    </style:style>
    <style:style style:name="P14" style:family="paragraph" style:parent-style-name="Standard" style:list-style-name="WWNum3">
      <style:paragraph-properties fo:margin-left="-0.0209in" fo:margin-right="0in" fo:line-height="115%" fo:text-align="justify" style:justify-single-word="false" fo:keep-together="auto" fo:orphans="0" fo:widows="0" fo:text-indent="0.5937in" style:auto-text-indent="false" fo:padding="0in" fo:border="none" fo:keep-with-next="auto"/>
    </style:style>
    <style:style style:name="P15" style:family="paragraph" style:parent-style-name="Standard" style:list-style-name="WWNum1">
      <style:paragraph-properties fo:margin-left="-0.0209in" fo:margin-right="0in" fo:line-height="115%" fo:text-align="justify" style:justify-single-word="false" fo:keep-together="auto" fo:orphans="0" fo:widows="0" fo:text-indent="0.5937in" style:auto-text-indent="false" fo:padding="0in" fo:border="none" fo:keep-with-next="auto"/>
    </style:style>
    <style:style style:name="P16" style:family="paragraph" style:parent-style-name="Standard">
      <style:paragraph-properties fo:margin-left="-0.0209in" fo:margin-right="0in" fo:keep-together="auto" fo:orphans="0" fo:widows="0" fo:text-indent="0.5937in" style:auto-text-indent="false" fo:padding="0in" fo:border="none" fo:keep-with-next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7" style:family="paragraph" style:parent-style-name="Standard">
      <style:paragraph-properties fo:margin-left="-0.0209in" fo:margin-right="0in" fo:margin-top="0.1665in" fo:margin-bottom="0.028in" loext:contextual-spacing="false" fo:line-height="115%" fo:text-align="justify" style:justify-single-word="false" fo:keep-together="auto" fo:orphans="0" fo:widows="0" fo:text-indent="0.5937in" style:auto-text-indent="false" fo:padding="0in" fo:border="none" fo:keep-with-next="auto"/>
    </style:style>
    <style:style style:name="P18" style:family="paragraph" style:parent-style-name="Standard" style:list-style-name="WWNum3">
      <style:paragraph-properties fo:margin-left="-0.0209in" fo:margin-right="0in" fo:margin-top="0in" fo:margin-bottom="0in" loext:contextual-spacing="false" fo:line-height="115%" fo:text-align="justify" style:justify-single-word="false" fo:keep-together="auto" fo:orphans="0" fo:widows="0" fo:text-indent="0.5937in" style:auto-text-indent="false" fo:padding="0in" fo:border="none" fo:keep-with-next="auto"/>
    </style:style>
    <style:style style:name="P19" style:family="paragraph" style:parent-style-name="Standard" style:list-style-name="WWNum1">
      <style:paragraph-properties fo:margin-left="-0.0209in" fo:margin-right="0in" fo:margin-top="0in" fo:margin-bottom="0in" loext:contextual-spacing="false" fo:line-height="115%" fo:text-align="justify" style:justify-single-word="false" fo:keep-together="auto" fo:orphans="0" fo:widows="0" fo:text-indent="0.5937in" style:auto-text-indent="false" fo:padding="0in" fo:border="none" fo:keep-with-next="auto"/>
    </style:style>
    <style:style style:name="P20" style:family="paragraph" style:parent-style-name="Standard">
      <style:paragraph-properties fo:margin-left="0in" fo:margin-right="0in" fo:line-height="115%" fo:text-align="justify" style:justify-single-word="false" fo:keep-together="auto" fo:orphans="0" fo:widows="0" fo:text-indent="0.5728in" style:auto-text-indent="false" fo:padding="0in" fo:border="none" fo:keep-with-next="auto"/>
    </style:style>
    <style:style style:name="P21" style:family="paragraph" style:parent-style-name="Standard">
      <style:paragraph-properties fo:margin-left="0in" fo:margin-right="0in" fo:line-height="115%" fo:text-align="justify" style:justify-single-word="false" fo:keep-together="auto" fo:orphans="0" fo:widows="0" fo:text-indent="0.5728in" style:auto-text-indent="false" fo:padding="0in" fo:border="none" fo:keep-with-next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2" style:family="paragraph" style:parent-style-name="Standard">
      <style:paragraph-properties fo:margin-left="0in" fo:margin-right="0in" fo:margin-top="0in" fo:margin-bottom="0.028in" loext:contextual-spacing="false" fo:line-height="115%" fo:text-align="justify" style:justify-single-word="false" fo:keep-together="auto" fo:orphans="0" fo:widows="0" fo:text-indent="0.5728in" style:auto-text-indent="false" fo:padding="0in" fo:border="none" fo:keep-with-next="auto"/>
    </style:style>
    <style:style style:name="P23" style:family="paragraph" style:parent-style-name="Standard" style:list-style-name="WWNum2">
      <style:paragraph-properties fo:margin-left="1in" fo:margin-right="0in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24" style:family="paragraph" style:parent-style-name="Standard">
      <style:paragraph-properties fo:margin-left="0in" fo:margin-right="0in" fo:margin-top="0in" fo:margin-bottom="0.028in" loext:contextual-spacing="false" fo:line-height="115%" fo:text-align="justify" style:justify-single-word="false" fo:keep-together="auto" fo:orphans="0" fo:widows="0" fo:text-indent="0.5728in" style:auto-text-indent="false" fo:padding="0in" fo:border="none" fo:keep-with-next="auto"/>
    </style:style>
    <style:style style:name="P25" style:family="paragraph" style:parent-style-name="Standard" style:master-page-name="Standard">
      <style:paragraph-properties fo:text-align="center" style:justify-single-word="false" fo:keep-together="auto" fo:orphans="0" fo:widows="0" style:page-number="1" fo:padding="0in" fo:border="none" fo:keep-with-next="auto"/>
    </style:style>
    <style:style style:name="P26" style:family="paragraph" style:parent-style-name="Heading_20_2">
      <style:paragraph-properties fo:margin-left="0in" fo:margin-right="0in" fo:margin-top="0.1665in" fo:margin-bottom="0.028in" loext:contextual-spacing="false" fo:line-height="115%" fo:keep-together="auto" fo:orphans="0" fo:widows="0" fo:text-indent="0.4791in" style:auto-text-indent="false" fo:padding="0in" fo:border="none" fo:keep-with-next="auto"/>
    </style:style>
    <style:style style:name="P27" style:family="paragraph" style:parent-style-name="Heading_20_2">
      <style:paragraph-properties fo:margin-left="0in" fo:margin-right="0in" fo:margin-top="0.1528in" fo:margin-bottom="0.028in" loext:contextual-spacing="false" fo:line-height="115%" fo:text-align="justify" style:justify-single-word="false" fo:keep-together="auto" fo:orphans="0" fo:widows="0" fo:text-indent="0.5in" style:auto-text-indent="false" fo:padding="0in" fo:border="none" fo:keep-with-next="auto"/>
    </style:style>
    <style:style style:name="P28" style:family="paragraph" style:parent-style-name="Heading_20_2">
      <style:paragraph-properties fo:margin-left="0in" fo:margin-right="0in" fo:margin-top="0.1665in" fo:margin-bottom="0.028in" loext:contextual-spacing="false" fo:line-height="115%" fo:text-align="justify" style:justify-single-word="false" fo:keep-together="auto" fo:orphans="0" fo:widows="0" fo:text-indent="0.5728in" style:auto-text-indent="false" fo:padding="0in" fo:border="none" fo:keep-with-next="auto"/>
    </style:style>
    <style:style style:name="P29" style:family="paragraph" style:parent-style-name="Heading_20_2">
      <style:paragraph-properties fo:margin-left="-0.0209in" fo:margin-right="0in" fo:margin-top="0in" fo:margin-bottom="0in" loext:contextual-spacing="false" fo:line-height="115%" fo:text-align="justify" style:justify-single-word="false" fo:keep-together="auto" fo:orphans="0" fo:widows="0" fo:text-indent="0.5937in" style:auto-text-indent="false" fo:padding="0in" fo:border="none" fo:keep-with-next="auto"/>
    </style:style>
    <style:style style:name="P30" style:family="paragraph" style:parent-style-name="Heading_20_1">
      <style:paragraph-properties fo:margin-top="0in" fo:margin-bottom="0in" loext:contextual-spacing="false" fo:line-height="150%" fo:text-align="center" style:justify-single-word="false" fo:keep-together="auto" fo:orphans="0" fo:widows="0" fo:break-before="page" fo:padding="0in" fo:border="none" fo:keep-with-next="auto"/>
    </style:style>
    <style:style style:name="P31" style:family="paragraph" style:parent-style-name="Heading_20_1">
      <style:paragraph-properties fo:margin-left="1in" fo:margin-right="0in" fo:margin-top="0in" fo:margin-bottom="0in" loext:contextual-spacing="false" fo:line-height="150%" fo:text-align="center" style:justify-single-word="false" fo:keep-together="auto" fo:orphans="0" fo:widows="0" fo:text-indent="0in" style:auto-text-indent="false" fo:break-before="page" fo:padding="0in" fo:border="none" fo:keep-with-next="auto"/>
    </style:style>
    <style:style style:name="P32" style:family="paragraph" style:parent-style-name="Heading_20_1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.5in" style:auto-text-indent="false" fo:break-before="page" fo:padding="0in" fo:border="none" fo:keep-with-next="auto"/>
    </style:style>
    <style:style style:name="P33" style:family="paragraph" style:parent-style-name="Heading_20_1">
      <style:paragraph-properties fo:margin-left="0in" fo:margin-right="0in" fo:margin-top="0in" fo:margin-bottom="0in" loext:contextual-spacing="false" fo:line-height="115%" fo:text-align="center" style:justify-single-word="false" fo:keep-together="auto" fo:orphans="0" fo:widows="0" fo:text-indent="0.5in" style:auto-text-indent="false" fo:padding="0in" fo:border="none" fo:keep-with-next="auto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2pt" style:text-underline-style="none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style:font-name-asian="Times New Roman1" style:font-name-complex="Times New Roman1"/>
    </style:style>
    <style:style style:name="T5" style:family="text">
      <style:text-properties fo:color="#1155cc"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6" style:family="text">
      <style:text-properties fo:color="#00000a" style:font-name="Times New Roman" fo:font-size="12pt" style:font-name-asian="Times New Roman1" style:font-size-asian="12pt" style:font-name-complex="Times New Roman1" style:font-size-complex="12pt"/>
    </style:style>
    <style:style style:name="T7" style:family="text">
      <style:text-properties fo:color="#ff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8" style:family="text">
      <style:text-properties fo:color="#ff0000" style:font-name="Times New Roman" fo:font-size="12pt" style:font-name-asian="Times New Roman1" style:font-size-asian="12pt" style:font-name-complex="Times New Roman1" style:font-size-complex="12pt"/>
    </style:style>
    <style:style style:name="T9" style:family="text">
      <style:text-properties fo:color="#000001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10" style:family="text">
      <style:text-properties fo:color="#000001" style:font-name="Times New Roman" fo:font-size="12pt" style:font-name-asian="Times New Roman1" style:font-size-asian="12pt" style:font-name-complex="Times New Roman1" style:font-size-complex="12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1">СОДЕРЖАНИЕ</text:span></text:p>
      <text:p text:style-name="P4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"><text:a xlink:type="simple" xlink:href="#_wav6yyq7oqcn" text:style-name="Index_20_Link" text:visited-style-name="Index_20_Link"><text:span text:style-name="T5">АННОТАЦИЯ</text:span></text:a></text:p>
          <text:p text:style-name="P5"><text:a xlink:type="simple" xlink:href="#_3ilsvc6o6fxp" text:style-name="Index_20_Link" text:visited-style-name="Index_20_Link"><text:span text:style-name="T5">Термины и определения</text:span></text:a></text:p>
          <text:p text:style-name="P5"><text:a xlink:type="simple" xlink:href="#_7enbuyclsilr" text:style-name="Index_20_Link" text:visited-style-name="Index_20_Link"><text:span text:style-name="T5">1 ТЕХНИЧЕСКИЕ АСПЕКТЫ ВЗАИМОДЕЙСТВИЯ</text:span></text:a></text:p>
          <text:p text:style-name="P7"><text:a xlink:type="simple" xlink:href="#_2c8ncz13c0s7" text:style-name="Index_20_Link" text:visited-style-name="Index_20_Link"><text:span text:style-name="T5">1.1 Транспортная среда взаимодействия</text:span></text:a></text:p>
          <text:p text:style-name="P7"><text:a xlink:type="simple" xlink:href="#_syv0tlkzmt4b" text:style-name="Index_20_Link" text:visited-style-name="Index_20_Link"><text:span text:style-name="T5">1.2 Защита от обрывов соединения на этапе проведения платежа</text:span></text:a></text:p>
          <text:p text:style-name="P7"><text:a xlink:type="simple" xlink:href="#_7inrh51z7pwh" text:style-name="Index_20_Link" text:visited-style-name="Index_20_Link"><text:span text:style-name="T5">1.3 Тестирование механизма приема платежей</text:span></text:a></text:p>
          <text:p text:style-name="P5"><text:a xlink:type="simple" xlink:href="#_nk7y0y1mjj2a" text:style-name="Index_20_Link" text:visited-style-name="Index_20_Link"><text:span text:style-name="T5">2 ОПИСАНИЕ ВЗАИМОДЕЙСТВИЯ</text:span></text:a></text:p>
          <text:p text:style-name="P7"><text:a xlink:type="simple" xlink:href="#_z5mxuxi558m1" text:style-name="Index_20_Link" text:visited-style-name="Index_20_Link"><text:span text:style-name="T5">2.2 Описание сервисов взаимодействия</text:span></text:a></text:p>
        </text:index-body>
      </text:table-of-content>
      <text:p text:style-name="P3"/>
      <text:p text:style-name="P2"/>
      <text:p text:style-name="P2"/>
      <text:p text:style-name="P30"><text:bookmark text:name="_wav6yyq7oqcn"/><text:span text:style-name="T1">АННОТАЦИЯ</text:span></text:p>
      <text:p text:style-name="P8"><text:span text:style-name="T4">В связи со стремительным ростом рынка предоставления услуг населению, таких как рынок телефонной связи, услуг интернет-провайдеров, коммерческого телевидения, услуг коммунальных хозяйств и т.д., возникает несомненный рост интереса со стороны потребителей услуг к вопросам моментальной оплаты счетов, а вместе с тем - потребность в организации приема массовых платежей для перечисленных услуг.</text:span></text:p>
      <text:p text:style-name="P8"><text:span text:style-name="T4">Данный документ описывает протокол (Ver.2) взаимодействия между Предприятием и Банком, реализация которого позволит организовать <text:s/>прием платежей в режиме on-line <text:s/>за услуги Предприятия в ПриватБанке в кассах и зонах самообслуживания (интернет-банке Приват24 и BASS терминалах).</text:span></text:p>
      <text:p text:style-name="P9"/>
      <text:p text:style-name="P31"><text:bookmark text:name="_3ilsvc6o6fxp"/><text:span text:style-name="T1">Термины и определения</text:span></text:p>
      <text:p text:style-name="P12"><text:span text:style-name="T1">Плательщик </text:span><text:span text:style-name="T2">– физическое или юридическое лицо, осуществляющее платежи в адрес Предприятия.</text:span></text:p>
      <text:p text:style-name="P12"><text:span text:style-name="T1">Предприятие</text:span><text:span text:style-name="T2"> - Организация, предоставляющая право Платежной системе на прием платежей своих клиентов.</text:span></text:p>
      <text:p text:style-name="P12"><text:span text:style-name="T1">Платежная система (ПС)</text:span><text:span text:style-name="T2">– программно-аппаратный комплекс осуществляющий прием платежей от Плательщиков в Банке.</text:span></text:p>
      <text:p text:style-name="P12"><text:span text:style-name="T1">Платежный шлюз(ПШ)</text:span><text:span text:style-name="T2"> – программно-аппаратный комплекс находящийся у Предприятия, предоставляющий по запросу Платежной системы информацию о плательщике и служащий для записи информации о принятом платеже Платежной системой в Биллинговую систему Предприятия.</text:span></text:p>
      <text:p text:style-name="P12"><text:span text:style-name="T1">Биллинговая система</text:span><text:span text:style-name="T2"> - автоматизированная система учёта предоставленных услуг, их тарификации и выставления счетов для оплаты.<text:tab/> <text:tab/></text:span></text:p>
      <text:p text:style-name="P12"><text:span text:style-name="T1">Протокол</text:span><text:span text:style-name="T2"> - набор соглашений, которые определяют обмен данными между Платежной системой и Платежным шлюзом.</text:span></text:p>
      <text:p text:style-name="P12"><text:span text:style-name="T1">Сторнирование</text:span><text:span text:style-name="T2"> - <text:s/>способ исправления ошибок допущенных при приеме платежей в кассе, заключающийся в том, что ошибочно внесенная операция помечается удаленной и исключается из итоговой суммы перечисляемой Предприятию<text:tab/></text:span></text:p>
      <text:p text:style-name="P12"><text:span text:style-name="T1">Ежедневный итоговый реестр</text:span><text:span text:style-name="T2"> – электронный документ, содержащий информацию обо всех Платежах, принятых Банком от Плательщиков в течение каждого Отчетного дня, формируемый и передаваемый Предприятию.</text:span></text:p>
      <text:p text:style-name="P12"><text:span text:style-name="T1">Отчетный день </text:span><text:span text:style-name="T2">– день приема Банком Платежей от Плательщиков. Отчетным днем является каждый календарный день.</text:span></text:p>
      <text:p text:style-name="P12"><text:span text:style-name="T1">Платеж</text:span><text:span text:style-name="T2"> – сумма наличных и безналичных денежных средств в валюте Украины, полученная Банком от Плательщика, с целью дальнейшего перечисления на счет Предприятия для пополнения Лицевого счета Плательщика.</text:span></text:p>
      <text:p text:style-name="P12"><text:span text:style-name="T1">Лицевой счет Плательщика – </text:span><text:span text:style-name="T2">аналитический счет в Биллинговой системе Предприятия, на котором учитываются операции, связанные с оказанием услуг Плательщику.</text:span></text:p>
      <text:p text:style-name="P12"><text:span text:style-name="T1">On-line</text:span><text:span text:style-name="T2"> - подразумевается режим работы при котором между Платежной системой и Платежным шлюзом существует постоянный канал связи с помощью которого системы могут взаимодействовать по мере возникновения событий(запрос поиска плательщика, факт оплаты платежа плательщиком).</text:span></text:p>
      <text:p text:style-name="P10"/>
      <text:p text:style-name="P32"><text:bookmark text:name="_7enbuyclsilr"/><text:span text:style-name="T1">1 ТЕХНИЧЕСКИЕ АСПЕКТЫ ВЗАИМОДЕЙСТВИЯ</text:span></text:p>
      <text:p text:style-name="P26"><text:bookmark text:name="_2c8ncz13c0s7"/><text:span text:style-name="T2">1.1 Транспортная среда взаимодействия</text:span></text:p>
      <text:p text:style-name="P12"><text:span text:style-name="T2">Информационное взаимодействие между ПС и ПШ происходит в online режиме. Взаимодействие ПС и ПШ осуществляется по открытым каналам связи сети общего пользования Internet. Для обмена используется транспортный протокол TCP/IP, запросы выполняются по защищенному информационному протоколу HTTPS (443-й порт) или HTTP(80 порт) с адресов 217.117.64.232, 217.117.68.232. <text:s/>Защита передачи данных может осуществляться (необязательно) посредством <text:s/>клиентского SSL сертификата X.509</text:span></text:p>
      <text:p text:style-name="P12"><text:span text:style-name="T2">Сертификат предоставляется Предприятием. </text:span><text:span text:style-name="T6">Тип хранилища </text:span><text:span text:style-name="T7">JKS(.jks)</text:span><text:span text:style-name="T6"> или </text:span><text:span text:style-name="T7">PKCS12(.p12)</text:span><text:span text:style-name="T6">. </text:span><text:span text:style-name="T2">Длина RSA ключа должна составлять не менее </text:span><text:span text:style-name="T1">1024</text:span><text:span text:style-name="T2"> бит. Идентификация ПС осуществляется посредством атрибута клиентского сертификата Субъект(Subject). В момент установления соединения с ПШ (формирование сессии информационного обмена) производится верификация клиентского сертификата ПС.</text:span></text:p>
      <text:p text:style-name="P12"><text:span text:style-name="T2">Запросы ПС к ПШ передаются методом POST. Ответы от ПШ возвращаются в виде стандартизированных XML-сообщений.</text:span></text:p>
      <text:p text:style-name="P12"><text:span text:style-name="T8">Максимальное время ответа от Платежного шлюза (</text:span><text:span text:style-name="T7">time out</text:span><text:span text:style-name="T8">) не должен превышать 60 секунд.</text:span></text:p>
      <text:p text:style-name="P27"><text:bookmark text:name="_syv0tlkzmt4b"/><text:span text:style-name="T2">1.2 Защита от обрывов соединения на этапе проведения платежа</text:span></text:p>
      <text:p text:style-name="P12"><text:span text:style-name="T2">Защита от обрывов соединения между ПС и ПШ на моменте записи информации о совершенном платеже реализуется следующим образом. После отправки сообщения о принятом платеже ПС в ПШ должен быть предусмотрен обязательный ответ о принятии информации. </text:span><text:span text:style-name="T8">Время ожидания ответа по умолчанию равно 60 секунд.</text:span><text:span text:style-name="T2"> При отсутствии ответа от ПШ с подтверждением приема платежа по истечению тайм-аута ПС будет периодически повторять отправку платежа. Периодическая отправка платежа будет прекращена при соблюдении одного из условий:</text:span></text:p>
      <text:list xml:id="list1821242054" text:style-name="WWNum3">
        <text:list-item>
          <text:p text:style-name="P14"><text:span text:style-name="T2">получено подтверждение приема платежей от ПШ;</text:span></text:p>
        </text:list-item>
        <text:list-item>
          <text:p text:style-name="P18"><text:span text:style-name="T2">платеж был отправлен ежедневным итоговым реестром.</text:span></text:p>
        </text:list-item>
      </text:list>
      <text:p text:style-name="P12"><text:span text:style-name="T2">Исходя из этого интерфейс ПШ должен поддерживать многократное получение информации о приеме одного и того же платежа без дублирования в своей биллинговой системе.</text:span></text:p>
      <text:p text:style-name="P28"><text:bookmark text:name="_7inrh51z7pwh"/><text:span text:style-name="T2">1.3 Тестирование механизма приема платежей</text:span></text:p>
      <text:p text:style-name="P12"><text:span text:style-name="T2">Предприятие должно предоставить идентификатор плательщика, платежи по которому будут всегда считаться нереальными. Все остальные свойства плательщика не должны отличатся от реального плательщика. Желательно предоставленный <text:s/>тестовый идентификатор плательщика обязательно должен быть при дальнейшей работе предприятия.</text:span></text:p>
      <text:p text:style-name="P33"><text:bookmark text:name="_nk7y0y1mjj2a"/><text:span text:style-name="T1">2 ОПИСАНИЕ ВЗАИМОДЕЙСТВИЯ</text:span></text:p>
      <text:p text:style-name="P17"><text:span text:style-name="T1">2.1 Сценарий взаимодействия</text:span></text:p>
      <text:p text:style-name="P20"><text:span text:style-name="T2">1. Платежная система по защищенному интернет-протоколу HTTPS обращается к ПШ с запросом идентификации Плательщика по поисковому атрибуту, например, номеру телефона.</text:span></text:p>
      <text:p text:style-name="P20"><text:span text:style-name="T2">Запросы Платежной системы к Платежному шлюзу передаются методом POST, содержимое запроса (xml) в теле НТТP запроса. </text:span></text:p>
      <text:p text:style-name="P20"><text:span text:style-name="T2">Заголовки HTTP:</text:span></text:p>
      <text:p text:style-name="P20"><text:span text:style-name="T2">Accept-Encoding: &lt;compress | gzip | deflate | sdch | identity&gt;(обычно используется deflate);</text:span></text:p>
      <text:p text:style-name="P20"><text:span text:style-name="T2">Content-Length: 1348;</text:span></text:p>
      <text:p text:style-name="P20"><text:span text:style-name="T2">Content-Type: text/html;charset=utf-8. </text:span></text:p>
      <text:p text:style-name="P20"><text:span text:style-name="T2">lang=ru\uk - нестандартный параметр, язык отображения данных, согласно стандарту ISO 639.</text:span></text:p>
      <text:p text:style-name="P21"/>
      <text:p text:style-name="P20"><text:span text:style-name="T2">Ответы от ПШ возвращаются в виде стандартизированных XML-сообщений.</text:span></text:p>
      <text:p text:style-name="P20"><text:span text:style-name="T2">Кодировка текстовых данных - все текстовые данные, передаваемые и принимаемые кодируются в UTF-8.</text:span></text:p>
      <text:p text:style-name="P20"><text:span text:style-name="T2">Формат Сумм платежей- предусматривает в качестве разделителя гривен и копеек точку(.). Использование запятой недопустимо. Например: 2.31 - верно, а 2,31 - неверно. Количество знаков после точки - 2.</text:span></text:p>
      <text:p text:style-name="P20"><text:soft-page-break/><text:span text:style-name="T2">2. При нахождении Плательщика по введенному поисковому атрибуту ПШ возвращает информацию о плательщике и при наличии возможности его задолженность:</text:span></text:p>
      <text:list xml:id="list876407847" text:style-name="WWNum1">
        <text:list-item>
          <text:p text:style-name="P15"><text:span text:style-name="T2">Если по введенному поисковому реквизиту найдено более одного плательщика - ПШ должен вернуть ошибку с рекомендацией уточнить условия поиска.</text:span></text:p>
        </text:list-item>
        <text:list-item>
          <text:p text:style-name="P19"><text:span text:style-name="T2">Если по введенному поисковому реквизиту информация о плательщике не найдена - ПШ должен вернуть ошибку с информацией, что плательщик не найден и рекомендацией проверить введенный поисковый атрибут.</text:span></text:p>
        </text:list-item>
      </text:list>
      <text:p text:style-name="P20"><text:span text:style-name="T2">3. Плательщик подтверждает правильность найденных реквизитов.</text:span></text:p>
      <text:p text:style-name="P20"><text:span text:style-name="T2">4. При необходимости Плательщик вводит дополнительную информацию, необходимую для совершения платежа, например, показания счетчиков, период оплаты и т.д.</text:span></text:p>
      <text:p text:style-name="P20"><text:span text:style-name="T2">5. Плательщик вносит желаемую сумму оплаты. И подтверждает оплату.</text:span></text:p>
      <text:p text:style-name="P20"><text:span text:style-name="T2">6. Плательщику выдается документ о совершенном платеже:</text:span></text:p>
      <text:list xml:id="list3962287468" text:style-name="WWNum2">
        <text:list-item>
          <text:p text:style-name="P23"><text:span text:style-name="T2">«Квитанцию» - при принятии Платежа через кассу Банка и Приват24</text:span></text:p>
        </text:list-item>
        <text:list-item>
          <text:p text:style-name="P23"><text:span text:style-name="T2">«Чек» - при принятии Платежа через платежные терминалы Банка.</text:span></text:p>
        </text:list-item>
      </text:list>
      <text:p text:style-name="P20"><text:span text:style-name="T2">7. Информация о совершенном платеже передается ПС в ПШ.</text:span></text:p>
      <text:p text:style-name="P20"><text:span text:style-name="T2">8. На следующий рабочий день, после принятия платежей, Банк производит перечисление денег и ПС формируется итоговый реестр принятых платежей и передается Предприятию. Ежедневный итоговый реестр платежей является окончательным документом, подтверждающим проведение платежей.</text:span></text:p>
      <text:p text:style-name="P16"/>
      <text:p text:style-name="P29"><text:bookmark text:name="_z5mxuxi558m1"/><text:span text:style-name="T2">2.2 Описание сервисов взаимодействия</text:span></text:p>
      <text:p text:style-name="P17"><text:span text:style-name="T9">1. Идентификация плательщика (Предварительный поиск) (метод Presearch)</text:span></text:p>
      <text:p text:style-name="P22"><text:span text:style-name="T2">Данный сервис служит для поиска Плательщика в Биллинговой системе Предприятия по адресу. Результат ответа может <text:s/>возвращать информацию о нескольких Плательщиках. По результатам ответа предварительного поиска выполняется основной поиск.</text:span></text:p>
      <text:p text:style-name="P22"><text:span text:style-name="T1">2. Идентификация плательщика (Поиск) (метод Search)</text:span></text:p>
      <text:p text:style-name="P12"><text:span text:style-name="T2">Данный сервис служит для проверки корректности введенного идентификатора Плательщика в Биллинговой системе Предприятия. Ответ может содержать суммы задолженности абонента. Результат ответа должен возвращать информацию только об одном Плательщике.</text:span></text:p>
      <text:p text:style-name="P12"><text:span text:style-name="T1">3.</text:span><text:span text:style-name="T2"> </text:span><text:span text:style-name="T9">Проверка возможности записи информации о принятом платеже (метод Check)</text:span></text:p>
      <text:p text:style-name="P12"><text:span text:style-name="T10">Данный сервис служит для проверки возможности записи Предприятием информации о принятом платеже в свою билинговую систему. <text:tab/></text:span></text:p>
      <text:p text:style-name="P12"><text:span text:style-name="T9">4. Расчет комиссии (метод Сalc)</text:span></text:p>
      <text:p text:style-name="P12"><text:span text:style-name="T10">Данный сервис служит для расчета Предприятием суммы комиссии на основе переданной суммы платежа.</text:span></text:p>
      <text:p text:style-name="P22"><text:span text:style-name="T1">5. Запись платежа (метод Pay)</text:span></text:p>
      <text:p text:style-name="P12"><text:span text:style-name="T10">Данный сервис служит для передачи Предприятию информации о принятом платеже. </text:span></text:p>
      <text:p text:style-name="P12"><text:span text:style-name="T9">6. Отмена принятого платежа (метод </text:span><text:span text:style-name="T1">Cancel</text:span><text:span text:style-name="T9">)</text:span></text:p>
      <text:p text:style-name="P12"><text:span text:style-name="T10">Данный сервис служит для передачи Предприятию информации об отмене принятого платежа. <text:tab/></text:span></text:p>
      <text:p text:style-name="P12"><text:span text:style-name="T9">7. Выгрузка проводок (метод Unload)</text:span></text:p>
      <text:p text:style-name="P12"><text:soft-page-break/><text:span text:style-name="T10">Данный сервис служит для передачи Предприятию информации о принятых платежах за день и записи ее в БД ПШ .</text:span></text:p>
      <text:p text:style-name="P12"><text:span text:style-name="T10">Также, есть возможность предоставлять информацию о принятых платежах в текстовом формате.</text:span></text:p>
      <text:p text:style-name="P12"><text:span text:style-name="T10">Более детальную информацию о вышеописанных методах представлено в </text:span><text:a xlink:type="simple" xlink:href="https://docs.google.com/a/privatbank.ua/document/d/1JrH84x2p4FOjm89q3xArvnEfsFXRnbIoa6qJFNq2VYw/edit" text:style-name="ListLabel_20_28" text:visited-style-name="ListLabel_20_28"><text:span text:style-name="T5">https://docs.google.com/a/privatbank.ua/document/d/1JrH84x2p4FOjm89q3xArvnEfsFXRnbIoa6qJFNq2VYw/edit</text:span></text:a><text:span text:style-name="T10"> (общий вариант) и </text:span><text:a xlink:type="simple" xlink:href="https://docs.google.com/a/privatbank.ua/document/d/1BGwQF2acXw4z29Ps5ZKL1Yy_lGApJDx32OxB2LzNXQg/edit" text:style-name="ListLabel_20_28" text:visited-style-name="ListLabel_20_28"><text:span text:style-name="T5">https://docs.google.com/a/privatbank.ua/document/d/1BGwQF2acXw4z29Ps5ZKL1Yy_lGApJDx32OxB2LzNXQg/edit</text:span></text:a><text:span text:style-name="T10"> (адаптированная для игровых центров)</text:span></text:p>
      <text:p text:style-name="P13"/>
      <text:p text:style-name="P2"/>
      <text:p text:style-name="P11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8" style:display-name="ListLabel 28" style:family="text">
      <style:text-properties fo:color="#1155cc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6" meta:paragraph-count="78" meta:word-count="1133" meta:character-count="9175" meta:non-whitespace-character-count="8102"/>
    <meta:generator>LibreOfficeDev/6.0.5.2$Linux_X86_64 LibreOffice_project/</meta:generator>
  </office:meta>
</office:document-meta>
</file>